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9.34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8cm" fo:min-width="1.723cm"/>
      <style:paragraph-properties style:writing-mode="lr-tb"/>
    </style:style>
    <style:style style:name="gr3" style:family="graphic" style:parent-style-name="objectwithoutfill">
      <style:graphic-properties draw:marker-end="Arrowheads_20_10" draw:marker-end-width="0.3cm" draw:fill="none" draw:textarea-vertical-align="middle"/>
    </style:style>
    <style:style style:name="gr4" style:family="graphic" style:parent-style-name="standard">
      <style:graphic-properties svg:stroke-opacity="0%" draw:fill="solid" draw:fill-color="#729fcf" draw:opacity="0%" draw:textarea-horizontal-align="justify" draw:textarea-vertical-align="middle" draw:auto-grow-height="false" fo:min-height="0.385cm" fo:min-width="1.405cm" draw:shadow-opacity="0%"/>
      <style:paragraph-properties style:writing-mode="lr-tb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729fcf" draw:opacity="0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2cm" svg:height="2.54cm" svg:x="3.54cm" svg:y="5.762cm">
          <text:p text:style-name="P1">pick_next_task_fai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2.858cm" svg:x="6.397cm" svg:y="9.572cm">
          <text:p text:style-name="P1">rq id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8.62cm" svg:y1="8.302cm" svg:x2="8.62cm" svg:y2="9.572cm">
          <text:p/>
        </draw:line>
        <draw:custom-shape draw:style-name="gr4" draw:text-style-name="P4" draw:layer="layout" svg:width="1.905cm" svg:height="0.635cm" svg:x="8.937cm" svg:y="12.707cm">
          <text:p text:style-name="P3">y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42cm" svg:height="2.54cm" svg:x="3.54cm" svg:y="13.862cm">
          <text:p text:style-name="P1">load_balan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12.547cm" svg:x2="8.62cm" svg:y2="13.817cm">
          <text:p/>
        </draw:line>
        <draw:custom-shape draw:style-name="gr4" draw:text-style-name="P4" draw:layer="layout" svg:width="1.905cm" svg:height="0.635cm" svg:x="8.937cm" svg:y="16.608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42cm" svg:height="2.54cm" svg:x="3.54cm" svg:y="17.763cm">
          <text:p text:style-name="P1">find the busiest group 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16.448cm" svg:x2="8.62cm" svg:y2="17.718cm">
          <text:p/>
        </draw:line>
        <draw:custom-shape draw:style-name="gr4" draw:text-style-name="P4" draw:layer="layout" svg:width="1.905cm" svg:height="0.635cm" svg:x="8.937cm" svg:y="20.5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42cm" svg:height="2.54cm" svg:x="3.54cm" svg:y="21.664cm">
          <text:p text:style-name="P1">find the busiest queue 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20.349cm" svg:x2="8.62cm" svg:y2="21.619cm">
          <text:p/>
        </draw:line>
        <draw:custom-shape draw:style-name="gr4" draw:text-style-name="P4" draw:layer="layout" svg:width="1.905cm" svg:height="0.635cm" svg:x="8.937cm" svg:y="24.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42cm" svg:height="2.54cm" svg:x="3.54cm" svg:y="25.665cm">
          <text:p text:style-name="P1">detach tasks from busiest queue 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24.35cm" svg:x2="8.62cm" svg:y2="25.62cm">
          <text:p/>
        </draw:line>
        <draw:custom-shape draw:style-name="gr4" draw:text-style-name="P4" draw:layer="layout" svg:width="1.905cm" svg:height="0.635cm" svg:x="8.937cm" svg:y="28.3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42cm" svg:height="2.54cm" svg:x="3.54cm" svg:y="29.466cm">
          <text:p text:style-name="P1">attach tasks to current queue 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2cm" svg:y1="28.151cm" svg:x2="8.62cm" svg:y2="29.4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8-25T08:08:55.963273841</dc:date>
    <meta:editing-duration>PT1H51M46S</meta:editing-duration>
    <meta:editing-cycles>13</meta:editing-cycles>
    <meta:generator>LibreOffice/7.3.7.2$Linux_X86_64 LibreOffice_project/30$Build-2</meta:generator>
    <meta:document-statistic meta:object-count="18"/>
  </office:meta>
</office:document-meta>
</file>